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1.083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5.042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551cm" fo:min-width="1.083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551cm" fo:min-width="5.042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549cm" fo:min-width="1.083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549cm" fo:min-width="5.042cm"/>
    </style:style>
    <style:style style:name="gr7" style:family="graphic" style:parent-style-name="standard">
      <style:graphic-properties svg:stroke-width="0.1cm" svg:stroke-color="#000000" draw:marker-start-width="0.5cm" draw:marker-end-width="0.5cm" draw:fill="none" draw:fill-color="#ffffff" draw:textarea-horizontal-align="justify" draw:textarea-vertical-align="middle" draw:auto-grow-height="false" fo:min-height="3.73cm" fo:min-width="6.525cm" fo:padding-top="0.175cm" fo:padding-bottom="0.175cm" fo:padding-left="0.3cm" fo:padding-right="0.3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width="0.1cm" svg:stroke-color="#000000" draw:marker-start-width="0.515cm" draw:marker-end-width="0.515cm" draw:fill-color="#ffffff" draw:textarea-horizontal-align="justify" draw:textarea-vertical-align="middle" draw:auto-grow-height="false" fo:min-height="0.45cm" fo:min-width="1.5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0000" draw:marker-start-width="0.515cm" draw:marker-end-width="0.515cm" draw:fill-color="#ffffff" draw:textarea-horizontal-align="justify" draw:textarea-vertical-align="middle" draw:auto-grow-height="false" fo:min-height="0.449cm" fo:min-width="1.525cm" fo:padding-top="0.175cm" fo:padding-bottom="0.175cm" fo:padding-left="0.3cm" fo:padding-right="0.3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552cm" fo:min-width="1.083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552cm" fo:min-width="5.042cm"/>
    </style:style>
    <style:style style:name="gr13" style:family="graphic" style:parent-style-name="standard">
      <style:graphic-properties svg:stroke-color="#000000" draw:fill-color="#eeeeee" draw:textarea-horizontal-align="justify" draw:textarea-vertical-align="middle" draw:auto-grow-height="false" fo:min-height="0.549cm" fo:min-width="1.083cm"/>
    </style:style>
    <style:style style:name="gr14" style:family="graphic" style:parent-style-name="standard">
      <style:graphic-properties svg:stroke-width="0.1cm" svg:stroke-color="#000000" draw:marker-start-width="0.515cm" draw:marker-end-width="0.515cm" draw:fill-color="#ffffff" draw:textarea-horizontal-align="justify" draw:textarea-vertical-align="middle" draw:auto-grow-height="false" fo:min-height="0.449cm" fo:min-width="1.625cm" fo:padding-top="0.175cm" fo:padding-bottom="0.175cm" fo:padding-left="0.3cm" fo:padding-right="0.3cm"/>
    </style:style>
    <style:style style:name="gr15" style:family="graphic" style:parent-style-name="standard">
      <style:graphic-properties svg:stroke-color="#000000" draw:fill-color="#eeeeee" draw:textarea-horizontal-align="justify" draw:textarea-vertical-align="middle" draw:auto-grow-height="false" fo:min-height="0.55cm" fo:min-width="1.083cm"/>
    </style:style>
    <style:style style:name="gr16" style:family="graphic" style:parent-style-name="objectwithoutfill">
      <style:graphic-properties svg:stroke-width="0.1cm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000000" draw:marker-start-width="0.5cm" draw:marker-end-width="0.5cm" draw:fill="none" draw:fill-color="#ffffff" draw:textarea-horizontal-align="justify" draw:textarea-vertical-align="middle" draw:auto-grow-height="false" fo:min-height="3.651cm" fo:min-width="6.525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000000" draw:marker-start-width="0.5cm" draw:marker-end-width="0.5cm" draw:fill="none" draw:fill-color="#ffffff" draw:textarea-horizontal-align="justify" draw:textarea-vertical-align="middle" draw:auto-grow-height="false" fo:min-height="2.851cm" fo:min-width="6.525cm" fo:padding-top="0.175cm" fo:padding-bottom="0.175cm" fo:padding-left="0.3cm" fo:padding-right="0.3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2.06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Calibri1" fo:font-size="12pt" fo:font-style="italic" style:font-size-asian="18pt" style:font-style-asian="italic" style:font-size-complex="18pt" style:font-style-complex="italic"/>
    </style:style>
    <style:style style:name="P3" style:family="paragraph">
      <loext:graphic-properties draw:fill-color="#ffffff"/>
      <style:paragraph-properties fo:text-align="center"/>
      <style:text-properties style:font-name="Calibri1" fo:font-size="12pt" style:font-size-asian="18pt" style:font-size-complex="18pt"/>
    </style:style>
    <style:style style:name="P4" style:family="paragraph">
      <loext:graphic-properties draw:fill="none" draw:fill-color="#ffffff"/>
      <style:paragraph-properties fo:text-align="center"/>
      <style:text-properties style:font-name="Calibri1" fo:font-size="12pt" style:font-size-asian="18pt" style:font-size-complex="18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style:font-name="Calibri1" fo:font-size="12pt" fo:font-weight="bold" style:font-size-asian="18pt" style:font-weight-asian="bold" style:font-size-complex="18pt" style:font-weight-complex="bold"/>
    </style:style>
    <style:style style:name="P7" style:family="paragraph">
      <loext:graphic-properties draw:fill-color="#eeeeee"/>
      <style:paragraph-properties fo:text-align="center"/>
      <style:text-properties style:font-name="Calibri1" fo:font-size="12pt" style:font-size-asian="18pt" style:font-size-complex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style:font-name="Calibri1" fo:font-size="12pt" fo:font-style="italic" style:font-size-asian="18pt" style:font-size-complex="18pt"/>
    </style:style>
    <style:style style:name="T1" style:family="text">
      <style:text-properties style:font-name="Calibri1" fo:font-size="12pt" fo:font-style="italic" style:font-size-asian="18pt" style:font-style-asian="italic" style:font-size-complex="18pt" style:font-style-complex="italic"/>
    </style:style>
    <style:style style:name="T2" style:family="text">
      <style:text-properties style:font-name="Calibri1" fo:font-size="12pt" style:font-size-asian="18pt" style:font-size-complex="18pt"/>
    </style:style>
    <style:style style:name="T3" style:family="text">
      <style:text-properties style:font-name="Calibri1" fo:font-size="12pt" fo:font-weight="bold" style:font-size-asian="18pt" style:font-weight-asian="bold" style:font-size-complex="18pt" style:font-weight-complex="bold"/>
    </style:style>
    <style:style style:name="T4" style:family="text">
      <style:text-properties style:font-name="Calibri1" fo:font-size="12pt" fo:font-weight="normal" style:font-size-asian="18pt" style:font-weight-asian="normal" style:font-size-complex="18pt" style:font-weight-complex="normal"/>
    </style:style>
    <style:style style:name="T5" style:family="text">
      <style:text-properties style:font-name="Calibri1" fo:font-size="12pt" fo:font-style="italic" style:font-size-asian="18pt" style:font-size-complex="18pt"/>
    </style:style>
    <style:style style:name="T6" style:family="text">
      <style:text-properties style:font-name="Calibri1" fo:font-size="12pt" fo:font-style="italic" style:text-underline-style="solid" style:text-underline-width="auto" style:text-underline-color="font-color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83cm" svg:height="0.8cm" svg:x="1cm" svg:y="1.8cm">
          <text:p text:style-name="P1"><text:span text:style-name="T1">PI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542cm" svg:height="0.8cm" svg:x="2.583cm" svg:y="1.8cm">
          <text:p text:style-name="P1"><text:span text:style-name="T1">Descrip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583cm" svg:height="0.801cm" svg:x="1cm" svg:y="2.6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542cm" svg:height="0.801cm" svg:x="2.583cm" svg:y="2.6cm">
          <text:p text:style-name="P1"><text:span text:style-name="T2">BBC World New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583cm" svg:height="0.799cm" svg:x="1cm" svg:y="3.401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542cm" svg:height="0.799cm" svg:x="2.583cm" svg:y="3.401cm">
          <text:p text:style-name="P1"><text:span text:style-name="T2">BBC Channel 1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7.125cm" svg:height="4.08cm" svg:x="1cm" svg:y="1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157cm" svg:height="0.16cm" svg:x="1.713cm" svg:y="4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57cm" svg:height="0.159cm" svg:x="1.713cm" svg:y="4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57cm" svg:height="0.16cm" svg:x="1.713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57cm" svg:height="0.161cm" svg:x="1.713cm" svg:y="5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58cm" svg:height="0.16cm" svg:x="4.88cm" svg:y="4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58cm" svg:height="0.16cm" svg:x="4.88cm" svg:y="4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58cm" svg:height="0.16cm" svg:x="4.88cm" svg:y="5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58cm" svg:height="0.161cm" svg:x="4.88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2.1cm" svg:height="0.8cm" svg:x="1cm" svg:y="1cm">
          <text:p text:style-name="P1"><text:span text:style-name="T3">PAT</text:span><text:span text:style-name="T4">, PID=0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.125cm" svg:height="0.799cm" svg:x="3.452cm" svg:y="6.6cm">
          <text:p text:style-name="P1"><text:span text:style-name="T3">PMT</text:span><text:span text:style-name="T2">, PID=1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583cm" svg:height="0.802cm" svg:x="3.452cm" svg:y="7.399cm">
          <text:p text:style-name="P1"><text:span text:style-name="T1">PID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5.542cm" svg:height="0.802cm" svg:x="5.035cm" svg:y="7.399cm">
          <text:p text:style-name="P1"><text:span text:style-name="T1">Descrip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542cm" svg:height="0.799cm" svg:x="5.035cm" svg:y="9cm">
          <text:p text:style-name="P1"><text:span text:style-name="T2">BBC World News VIDEO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.583cm" svg:height="0.799cm" svg:x="3.452cm" svg:y="9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542cm" svg:height="0.8cm" svg:x="5.035cm" svg:y="9.799cm">
          <text:p text:style-name="P1"><text:span text:style-name="T2">BBC World News AUDIO (Eng)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583cm" svg:height="0.8cm" svg:x="3.452cm" svg:y="9.799cm">
          <text:p text:style-name="P1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542cm" svg:height="0.8cm" svg:x="5.035cm" svg:y="10.599cm">
          <text:p text:style-name="P1"><text:span text:style-name="T2">BBC World News AUDIO (Fr)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583cm" svg:height="0.8cm" svg:x="3.452cm" svg:y="10.599cm">
          <text:p text:style-name="P1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225cm" svg:height="0.799cm" svg:x="3.45cm" svg:y="12.7cm">
          <text:p text:style-name="P1"><text:span text:style-name="T3">PMT</text:span><text:span text:style-name="T2">, PID=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83cm" svg:height="0.801cm" svg:x="3.45cm" svg:y="13.499cm">
          <text:p text:style-name="P1"><text:span text:style-name="T1">PID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542cm" svg:height="0.801cm" svg:x="5.033cm" svg:y="13.499cm">
          <text:p text:style-name="P1"><text:span text:style-name="T1">Descrip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542cm" svg:height="0.8cm" svg:x="5.033cm" svg:y="14.3cm">
          <text:p text:style-name="P1"><text:span text:style-name="T2">PC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7" draw:layer="layout" svg:width="1.583cm" svg:height="0.8cm" svg:x="3.45cm" svg:y="14.3cm">
          <text:p text:style-name="P1"><text:span text:style-name="T2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542cm" svg:height="0.8cm" svg:x="5.033cm" svg:y="15.9cm">
          <text:p text:style-name="P1"><text:span text:style-name="T2">BBC Channel 1 AUDIO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583cm" svg:height="0.8cm" svg:x="3.45cm" svg:y="15.9cm">
          <text:p text:style-name="P1"><text:span text:style-name="T2">7</text:span></text:p>
          <draw:enhanced-geometry svg:viewBox="0 0 21600 21600" draw:type="rectangle" draw:enhanced-path="M 0 0 L 21600 0 21600 21600 0 21600 0 0 Z N"/>
        </draw:custom-shape>
        <draw:polyline draw:style-name="gr16" draw:text-style-name="P8" draw:layer="layout" svg:width="3.599cm" svg:height="1.266cm" draw:transform="rotate (-1.5707963267949) translate (3.375cm 3.32cm)" svg:viewBox="0 0 3600 1267" draw:points="0,1267 3600,1267 3600,79 3600,0">
          <text:p/>
        </draw:polyline>
        <draw:polyline draw:style-name="gr16" draw:text-style-name="P8" draw:layer="layout" svg:width="8.879cm" svg:height="2.057cm" draw:transform="rotate (-1.5707963267949) translate (3.375cm 4.12cm)" svg:viewBox="0 0 8880 2058" draw:points="0,2058 8880,2058 8880,129 8880,0">
          <text:p/>
        </draw:polyline>
        <draw:custom-shape draw:style-name="gr6" draw:text-style-name="P3" draw:layer="layout" svg:width="5.542cm" svg:height="0.799cm" svg:x="5.035cm" svg:y="8.2cm">
          <text:p text:style-name="P1"><text:span text:style-name="T2">PCR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.583cm" svg:height="0.799cm" svg:x="3.452cm" svg:y="8.2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7.125cm" svg:height="4.001cm" svg:x="3.452cm" svg:y="7.3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542cm" svg:height="0.8cm" svg:x="5.035cm" svg:y="15.1cm">
          <text:p text:style-name="P1"><text:span text:style-name="T2">BBC Channel 1 VIDEO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.583cm" svg:height="0.8cm" svg:x="3.452cm" svg:y="15.1cm">
          <text:p text:style-name="P1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7.125cm" svg:height="3.201cm" svg:x="3.45cm" svg:y="13.499cm">
          <text:p/>
          <draw:enhanced-geometry svg:viewBox="0 0 21600 21600" draw:type="rectangle" draw:enhanced-path="M 0 0 L 21600 0 21600 21600 0 21600 0 0 Z N"/>
        </draw:custom-shape>
        <draw:line draw:style-name="gr19" draw:text-style-name="P8" draw:layer="layout" svg:x1="12.3cm" svg:y1="10.2cm" svg:x2="9.9cm" svg:y2="8.7cm">
          <text:p/>
        </draw:line>
        <draw:frame draw:style-name="gr20" draw:text-style-name="P9" draw:layer="layout" svg:width="5cm" svg:height="2.315cm" svg:x="11.2cm" svg:y="10.2cm">
          <draw:text-box>
            <text:p><text:span text:style-name="T5">PCR_PID field indicates the PID of the TS packets which contain PCR fields for this program.</text:span></text:p>
          </draw:text-box>
        </draw:frame>
        <draw:line draw:style-name="gr19" draw:text-style-name="P8" draw:layer="layout" svg:x1="12.4cm" svg:y1="12.4cm" svg:x2="9.9cm" svg:y2="14.6cm">
          <text:p/>
        </draw:line>
        <draw:line draw:style-name="gr19" draw:text-style-name="P8" draw:layer="layout" svg:x1="8.9cm" svg:y1="1.5cm" svg:x2="2.9cm" svg:y2="1.3cm">
          <text:p/>
        </draw:line>
        <draw:frame draw:style-name="gr20" draw:text-style-name="P9" draw:layer="layout" svg:width="5cm" svg:height="2.315cm" svg:x="9cm" svg:y="1.285cm">
          <draw:text-box>
            <text:p><text:span text:style-name="T5">The PAT PID is </text:span><text:span text:style-name="T6">always</text:span><text:span text:style-name="T5"> zero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9T15:47:42.290000000</meta:creation-date>
    <dc:date>2016-09-26T09:47:47.730000000</dc:date>
    <meta:editing-duration>PT14M47S</meta:editing-duration>
    <meta:editing-cycles>6</meta:editing-cycles>
    <meta:generator>LibreOffice/5.2.0.4$Windows_x86 LibreOffice_project/066b007f5ebcc236395c7d282ba488bca6720265</meta:generator>
    <meta:document-statistic meta:object-count="45"/>
  </office:meta>
</office:document-meta>
</file>